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8.123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.718cm" svg:height="16.166cm" svg:x="2.721cm" svg:y="12.999cm">
            <draw:object draw:notify-on-update-of-ranges="Sheet1.B14:Sheet1.B14 Sheet1.B15:Sheet1.B18 Sheet1.C14:Sheet1.C14 Sheet1.C15:Sheet1.C18 Sheet1.D14:Sheet1.D14 Sheet1.D15:Sheet1.D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8.385cm" svg:height="10.88cm" svg:x="3.583cm" svg:y="30.742cm">
            <draw:object draw:notify-on-update-of-ranges="Sheet1.B14:Sheet1.B14 Sheet1.B19:Sheet1.B22 Sheet1.C14:Sheet1.C14 Sheet1.C19:Sheet1.C22 Sheet1.D14:Sheet1.D14 Sheet1.D19:Sheet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1.099cm" svg:height="10.837cm" svg:x="5.032cm" svg:y="44.968cm">
            <draw:object draw:notify-on-update-of-ranges="Sheet1.F15:Sheet1.F15 Sheet1.F16:Sheet1.F19 Sheet1.G15:Sheet1.G15 Sheet1.G16:Sheet1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quete 2</text:p>
          </table:table-cell>
          <table:table-cell office:value-type="string" calcext:value-type="string">
            <text:p>Requete 4</text:p>
          </table:table-cell>
          <table:table-cell office:value-type="string" calcext:value-type="string">
            <text:p>Requete 1</text:p>
          </table:table-cell>
          <table:table-cell office:value-type="string" calcext:value-type="string">
            <text:p>Requet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544 user 0,406504 sys 0,137333</text:p>
          </table:table-cell>
          <table:table-cell office:value-type="string" calcext:value-type="string">
            <text:p>Run Time: real 8,310 user 4,078912 sys 4,236850</text:p>
          </table:table-cell>
          <table:table-cell office:value-type="string" calcext:value-type="string">
            <text:p>Run Time: real 10,799 user 4,866767 sys 5,939434</text:p>
          </table:table-cell>
          <table:table-cell office:value-type="string" calcext:value-type="string">
            <text:p>Run Time: real 10,910 user 4,913519 sys 6,004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538 user 0,411193 sys 0,126956</text:p>
          </table:table-cell>
          <table:table-cell office:value-type="string" calcext:value-type="string">
            <text:p>Run Time: real 8,254 user 4,066888 sys 4,191805</text:p>
          </table:table-cell>
          <table:table-cell office:value-type="string" calcext:value-type="string">
            <text:p>Run Time: real 11,113 user 4,952655 sys 6,036463</text:p>
          </table:table-cell>
          <table:table-cell office:value-type="string" calcext:value-type="string">
            <text:p>Run Time: real 10,881 user 4,973829 sys 5,914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531 user 0,384048 sys 0,146824</text:p>
          </table:table-cell>
          <table:table-cell office:value-type="string" calcext:value-type="string">
            <text:p>Run Time: real 8,237 user 3,998919 sys 4,244093</text:p>
          </table:table-cell>
          <table:table-cell office:value-type="string" calcext:value-type="string">
            <text:p>Run Time: real 10,788 user 4,922773 sys 5,872501</text:p>
          </table:table-cell>
          <table:table-cell office:value-type="string" calcext:value-type="string">
            <text:p>Run Time: real 10,913 user 4,897646 sys 6,023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546 user 0,422458 sys 0,124220</text:p>
          </table:table-cell>
          <table:table-cell office:value-type="string" calcext:value-type="string">
            <text:p>Run Time: real 8,275 user 4,110190 sys 4,171258</text:p>
          </table:table-cell>
          <table:table-cell office:value-type="string" calcext:value-type="string">
            <text:p>Run Time: real 10,882 user 4,978508 sys 5,911172</text:p>
          </table:table-cell>
          <table:table-cell office:value-type="string" calcext:value-type="string">
            <text:p>Run Time: real 10,934 user 4,943923 sys 5,997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551 user 0,435449 sys 0,115871</text:p>
          </table:table-cell>
          <table:table-cell office:value-type="string" calcext:value-type="string">
            <text:p>Run Time: real 8,392 user 4,148878 sys 4,248930</text:p>
          </table:table-cell>
          <table:table-cell office:value-type="string" calcext:value-type="string">
            <text:p>Run Time: real 11,694 user 5,328666 sys 6,369392</text:p>
          </table:table-cell>
          <table:table-cell office:value-type="string" calcext:value-type="string">
            <text:p>Run Time: real 11,586 user 5,285348 sys 6,3061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Time: real 0,211 user 0,158913 sys 0,051613</text:p>
          </table:table-cell>
          <table:table-cell office:value-type="string" calcext:value-type="string">
            <text:p>Run Time: real 0,220 user 0,169072 sys 0,050993</text:p>
          </table:table-cell>
          <table:table-cell office:value-type="string" calcext:value-type="string">
            <text:p>Run Time: real 0,193 user 0,137138 sys 0,05605</text:p>
          </table:table-cell>
          <table:table-cell office:value-type="string" calcext:value-type="string">
            <text:p>Run Time: real 0,230 user 0,165163 sys 0,064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214 user 0,149002 sys 0,065005</text:p>
          </table:table-cell>
          <table:table-cell office:value-type="string" calcext:value-type="string">
            <text:p>Run Time: real 0,202 user 0,140935 sys 0,060979</text:p>
          </table:table-cell>
          <table:table-cell office:value-type="string" calcext:value-type="string">
            <text:p>Run Time: real 0,224 user 0,165815 sys 0,058051</text:p>
          </table:table-cell>
          <table:table-cell office:value-type="string" calcext:value-type="string">
            <text:p>Run Time: real 0,221 user 0,154703 sys 0,066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222 user 0,159333 sys 0,062129</text:p>
          </table:table-cell>
          <table:table-cell office:value-type="string" calcext:value-type="string">
            <text:p>Run Time: real 0,214 user 0,164597 sys 0,049804</text:p>
          </table:table-cell>
          <table:table-cell office:value-type="string" calcext:value-type="string">
            <text:p>Run Time: real 0,222 user 0,154915 sys 0,066968</text:p>
          </table:table-cell>
          <table:table-cell office:value-type="string" calcext:value-type="string">
            <text:p>Run Time: real 0,225 user 0,158139 sys 0,06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215 user 0,156518 sys 0,058783</text:p>
          </table:table-cell>
          <table:table-cell office:value-type="string" calcext:value-type="string">
            <text:p>Run Time: real 0,214 user 0,148727 sys 0,065898</text:p>
          </table:table-cell>
          <table:table-cell office:value-type="string" calcext:value-type="string">
            <text:p>Run Time: real 0,228 user 0,157306 sys 0,070140</text:p>
          </table:table-cell>
          <table:table-cell office:value-type="string" calcext:value-type="string">
            <text:p>Run Time: real 0,192 user 0,146263 sys 0,045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Time: real 0,207 user 0,150909 sys 0,055948</text:p>
          </table:table-cell>
          <table:table-cell office:value-type="string" calcext:value-type="string">
            <text:p>Run Time: real 0,221 user 0,157840 sys 0,062932</text:p>
          </table:table-cell>
          <table:table-cell office:value-type="string" calcext:value-type="string">
            <text:p>Run Time: real 0,236 user 0,163722 sys 0,072069</text:p>
          </table:table-cell>
          <table:table-cell office:value-type="string" calcext:value-type="string">
            <text:p>Run Time: real 0,220 user 0,156183 sys 0,06407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quêt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1.0552" calcext:value-type="float">
            <text:p>11,0552</text:p>
          </table:table-cell>
          <table:table-cell office:value-type="float" office:value="5.00987" calcext:value-type="float">
            <text:p>5,00987</text:p>
          </table:table-cell>
          <table:table-cell office:value-type="float" office:value="6.02579" calcext:value-type="float">
            <text:p>6,02579</text:p>
          </table:table-cell>
          <table:table-cell/>
          <table:table-cell office:value-type="string" calcext:value-type="string">
            <text:p>Sans index</text:p>
          </table:table-cell>
          <table:table-cell office:value-type="string" calcext:value-type="string">
            <text:p>Avec index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542" calcext:value-type="float">
            <text:p>0,542</text:p>
          </table:table-cell>
          <table:table-cell office:value-type="float" office:value="0.4119304" calcext:value-type="float">
            <text:p>0,4119304</text:p>
          </table:table-cell>
          <table:table-cell office:value-type="float" office:value="0.13024" calcext:value-type="float">
            <text:p>0,13024</text:p>
          </table:table-cell>
          <table:table-cell office:value-type="float" office:value="1" calcext:value-type="float">
            <text:p>1</text:p>
          </table:table-cell>
          <table:table-cell office:value-type="float" office:value="11.0552" calcext:value-type="float">
            <text:p>11,0552</text:p>
          </table:table-cell>
          <table:table-cell office:value-type="float" office:value="0.2206" calcext:value-type="float">
            <text:p>0,220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1.0448" calcext:value-type="float">
            <text:p>11,0448</text:p>
          </table:table-cell>
          <table:table-cell office:value-type="float" office:value="5.00285" calcext:value-type="float">
            <text:p>5,00285</text:p>
          </table:table-cell>
          <table:table-cell office:value-type="float" office:value="6.04922" calcext:value-type="float">
            <text:p>6,04922</text:p>
          </table:table-cell>
          <table:table-cell office:value-type="float" office:value="2" calcext:value-type="float">
            <text:p>2</text:p>
          </table:table-cell>
          <table:table-cell office:value-type="float" office:value="0.542" calcext:value-type="float">
            <text:p>0,542</text:p>
          </table:table-cell>
          <table:table-cell office:value-type="float" office:value="0.2138" calcext:value-type="float">
            <text:p>0,213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8.2936" calcext:value-type="float">
            <text:p>8,2936</text:p>
          </table:table-cell>
          <table:table-cell office:value-type="float" office:value="4.08076" calcext:value-type="float">
            <text:p>4,08076</text:p>
          </table:table-cell>
          <table:table-cell office:value-type="float" office:value="4.21859" calcext:value-type="float">
            <text:p>4,21859</text:p>
          </table:table-cell>
          <table:table-cell office:value-type="float" office:value="3" calcext:value-type="float">
            <text:p>3</text:p>
          </table:table-cell>
          <table:table-cell office:value-type="float" office:value="11.0448" calcext:value-type="float">
            <text:p>11,0448</text:p>
          </table:table-cell>
          <table:table-cell office:value-type="float" office:value="0.2176" calcext:value-type="float">
            <text:p>0,217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2206" calcext:value-type="float">
            <text:p>0,2206</text:p>
          </table:table-cell>
          <table:table-cell office:value-type="float" office:value="0.155779" calcext:value-type="float">
            <text:p>0,155779</text:p>
          </table:table-cell>
          <table:table-cell office:value-type="float" office:value="0.0646556" calcext:value-type="float">
            <text:p>0,0646556</text:p>
          </table:table-cell>
          <table:table-cell office:value-type="float" office:value="4" calcext:value-type="float">
            <text:p>4</text:p>
          </table:table-cell>
          <table:table-cell office:value-type="float" office:value="8.2936" calcext:value-type="float">
            <text:p>8,2936</text:p>
          </table:table-cell>
          <table:table-cell office:value-type="float" office:value="0.2142" calcext:value-type="float">
            <text:p>0,214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2138" calcext:value-type="float">
            <text:p>0,2138</text:p>
          </table:table-cell>
          <table:table-cell office:value-type="float" office:value="0.154935" calcext:value-type="float">
            <text:p>0,154935</text:p>
          </table:table-cell>
          <table:table-cell office:value-type="float" office:value="0.0586956" calcext:value-type="float">
            <text:p>0,0586956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2176" calcext:value-type="float">
            <text:p>0,2176</text:p>
          </table:table-cell>
          <table:table-cell office:value-type="float" office:value="0.15609" calcext:value-type="float">
            <text:p>0,15609</text:p>
          </table:table-cell>
          <table:table-cell office:value-type="float" office:value="0.0614204" calcext:value-type="float">
            <text:p>0,0614204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2142" calcext:value-type="float">
            <text:p>0,2142</text:p>
          </table:table-cell>
          <table:table-cell office:value-type="float" office:value="0.156234" calcext:value-type="float">
            <text:p>0,156234</text:p>
          </table:table-cell>
          <table:table-cell office:value-type="float" office:value="0.0581212" calcext:value-type="float">
            <text:p>0,0581212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1:35:30.532351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Ok </meta:initial-creator>
    <meta:creation-date>2015-02-26T10:47:49.428587876</meta:creation-date>
    <dc:date>2015-02-26T11:56:23.184232831</dc:date>
    <meta:editing-duration>PT1H4M36S</meta:editing-duration>
    <meta:editing-cycles>12</meta:editing-cycles>
    <meta:generator>LibreOffice/4.3.5.2.0$Linux_X86_64 LibreOffice_project/430$Build-2</meta:generator>
    <meta:document-statistic meta:table-count="1" meta:cell-count="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386cm" svg:height="10.881cm" xlink:href=".." xlink:type="simple" chart:class="chart:bar" chart:style-name="ch1">
        <chart:title svg:x="9.969cm" svg:y="0.353cm" chart:style-name="ch2">
          <text:p>Temps d'éxécution des requêtes avec index</text:p>
        </chart:title>
        <chart:legend chart:legend-position="end" svg:x="26.917cm" svg:y="4.643cm" style:legend-expansion="high" chart:style-name="ch3"/>
        <chart:plot-area chart:style-name="ch4" table:cell-range-address="Sheet1.B14:Sheet1.D14 Sheet1.B19:Sheet1.D22" chart:data-source-has-labels="row" svg:x="1.578cm" svg:y="1.349cm" svg:width="24.772cm" svg:height="8.334cm">
          <chartooo:coordinate-region svg:x="2.49cm" svg:y="1.548cm" svg:width="23.86cm" svg:height="7.488cm"/>
          <chart:axis chart:dimension="x" chart:name="primary-x" chart:style-name="ch5">
            <chart:title svg:x="12.319cm" svg:y="9.9cm" chart:style-name="ch6">
              <text:p>Numéro de la requête</text:p>
            </chart:title>
          </chart:axis>
          <chart:axis chart:dimension="y" chart:name="primary-y" chart:style-name="ch7">
            <chart:title svg:x="0.451cm" svg:y="7.372cm" chart:style-name="ch8">
              <text:p>Temps d'éxécution (en s)</text:p>
            </chart:title>
            <chart:grid chart:style-name="ch9" chart:class="major"/>
          </chart:axis>
          <chart:series chart:style-name="ch10" chart:values-cell-range-address="Sheet1.B19:Sheet1.B22" chart:label-cell-address="Sheet1.B14:Sheet1.B14" chart:class="chart:bar">
            <chart:data-point chart:repeated="4"/>
          </chart:series>
          <chart:series chart:style-name="ch11" chart:values-cell-range-address="Sheet1.C19:Sheet1.C22" chart:label-cell-address="Sheet1.C14:Sheet1.C14" chart:class="chart:bar">
            <chart:data-point chart:repeated="4"/>
          </chart:series>
          <chart:series chart:style-name="ch12" chart:values-cell-range-address="Sheet1.D19:Sheet1.D22" chart:label-cell-address="Sheet1.D14:Sheet1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B14:Sheet1.B14</svg:desc>
                </draw:g>
              </table:table-cell>
              <table:table-cell office:value-type="string">
                <text:p>User</text:p>
                <draw:g>
                  <svg:desc>Sheet1.C14:Sheet1.C14</svg:desc>
                </draw:g>
              </table:table-cell>
              <table:table-cell office:value-type="string">
                <text:p>Sys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06">
                <text:p>0.2206</text:p>
                <draw:g>
                  <svg:desc>Sheet1.B19:Sheet1.B22</svg:desc>
                </draw:g>
              </table:table-cell>
              <table:table-cell office:value-type="float" office:value="0.155779">
                <text:p>0.155779</text:p>
                <draw:g>
                  <svg:desc>Sheet1.C19:Sheet1.C22</svg:desc>
                </draw:g>
              </table:table-cell>
              <table:table-cell office:value-type="float" office:value="0.0646556">
                <text:p>0.0646556</text:p>
                <draw:g>
                  <svg:desc>Sheet1.D19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38">
                <text:p>0.2138</text:p>
              </table:table-cell>
              <table:table-cell office:value-type="float" office:value="0.154935">
                <text:p>0.154935</text:p>
              </table:table-cell>
              <table:table-cell office:value-type="float" office:value="0.0586956">
                <text:p>0.0586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76">
                <text:p>0.2176</text:p>
              </table:table-cell>
              <table:table-cell office:value-type="float" office:value="0.15609">
                <text:p>0.15609</text:p>
              </table:table-cell>
              <table:table-cell office:value-type="float" office:value="0.0614204">
                <text:p>0.0614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42">
                <text:p>0.2142</text:p>
              </table:table-cell>
              <table:table-cell office:value-type="float" office:value="0.156234">
                <text:p>0.156234</text:p>
              </table:table-cell>
              <table:table-cell office:value-type="float" office:value="0.0581212">
                <text:p>0.058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cm" svg:height="10.838cm" xlink:href=".." xlink:type="simple" chart:class="chart:bar" chart:style-name="ch1">
        <chart:title svg:x="6.829cm" svg:y="0.352cm" chart:style-name="ch2">
          <text:p>Temps d'éxécution (real) des requêtes</text:p>
        </chart:title>
        <chart:legend chart:legend-position="end" svg:x="18.625cm" svg:y="4.871cm" style:legend-expansion="high" chart:style-name="ch3"/>
        <chart:plot-area chart:style-name="ch4" table:cell-range-address="Sheet1.F15:Sheet1.G19" chart:data-source-has-labels="row" svg:x="1.433cm" svg:y="1.347cm" svg:width="16.77cm" svg:height="8.294cm">
          <chartooo:coordinate-region svg:x="2.054cm" svg:y="1.546cm" svg:width="16.149cm" svg:height="7.448cm"/>
          <chart:axis chart:dimension="x" chart:name="primary-x" chart:style-name="ch5">
            <chart:title svg:x="8.16cm" svg:y="9.857cm" chart:style-name="ch6">
              <text:p>Numéro des requêtes</text:p>
            </chart:title>
          </chart:axis>
          <chart:axis chart:dimension="y" chart:name="primary-y" chart:style-name="ch7">
            <chart:title svg:x="0.451cm" svg:y="7.35cm" chart:style-name="ch8">
              <text:p>Temps d'éxécution (en s)</text:p>
            </chart:title>
            <chart:grid chart:style-name="ch9" chart:class="major"/>
          </chart:axis>
          <chart:series chart:style-name="ch10" chart:values-cell-range-address="Sheet1.F16:Sheet1.F19" chart:label-cell-address="Sheet1.F15:Sheet1.F15" chart:class="chart:bar">
            <chart:data-point chart:repeated="4"/>
          </chart:series>
          <chart:series chart:style-name="ch11" chart:values-cell-range-address="Sheet1.G16:Sheet1.G19" chart:label-cell-address="Sheet1.G15:Sheet1.G1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index</text:p>
                <draw:g>
                  <svg:desc>Sheet1.F15:Sheet1.F15</svg:desc>
                </draw:g>
              </table:table-cell>
              <table:table-cell office:value-type="string">
                <text:p>Avec index</text:p>
                <draw:g>
                  <svg:desc>Sheet1.G15:Sheet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0552">
                <text:p>11.0552</text:p>
                <draw:g>
                  <svg:desc>Sheet1.F16:Sheet1.F19</svg:desc>
                </draw:g>
              </table:table-cell>
              <table:table-cell office:value-type="float" office:value="0.2206">
                <text:p>0.2206</text:p>
                <draw:g>
                  <svg:desc>Sheet1.G16:Sheet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2">
                <text:p>0.542</text:p>
              </table:table-cell>
              <table:table-cell office:value-type="float" office:value="0.2138">
                <text:p>0.2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0448">
                <text:p>11.0448</text:p>
              </table:table-cell>
              <table:table-cell office:value-type="float" office:value="0.2176">
                <text:p>0.2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936">
                <text:p>8.2936</text:p>
              </table:table-cell>
              <table:table-cell office:value-type="float" office:value="0.2142">
                <text:p>0.21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19cm" svg:height="16.167cm" xlink:href=".." xlink:type="simple" chart:class="chart:bar" chart:style-name="ch1">
        <chart:title svg:x="9.635cm" svg:y="0.459cm" chart:style-name="ch2">
          <text:p>Temps d'éxécution des requêtes sans index</text:p>
        </chart:title>
        <chart:legend chart:legend-position="end" svg:x="26.25cm" svg:y="7.286cm" style:legend-expansion="high" chart:style-name="ch3"/>
        <chart:plot-area chart:style-name="ch4" table:cell-range-address="Sheet1.B14:Sheet1.D18" chart:data-source-has-labels="row" svg:x="1.565cm" svg:y="1.561cm" svg:width="24.131cm" svg:height="13.302cm">
          <chartooo:coordinate-region svg:x="2.186cm" svg:y="1.76cm" svg:width="23.51cm" svg:height="12.456cm"/>
          <chart:axis chart:dimension="x" chart:name="primary-x" chart:style-name="ch5">
            <chart:title svg:x="11.985cm" svg:y="15.186cm" chart:style-name="ch6">
              <text:p>Numéro de la requête</text:p>
            </chart:title>
          </chart:axis>
          <chart:axis chart:dimension="y" chart:name="primary-y" chart:style-name="ch7">
            <chart:title svg:x="0.451cm" svg:y="10.068cm" chart:style-name="ch8">
              <text:p>Temps d'éxécution (en s)</text:p>
            </chart:title>
            <chart:grid chart:style-name="ch9" chart:class="major"/>
          </chart:axis>
          <chart:series chart:style-name="ch10" chart:values-cell-range-address="Sheet1.B15:Sheet1.B18" chart:label-cell-address="Sheet1.B14:Sheet1.B14" chart:class="chart:bar">
            <chart:data-point chart:repeated="4"/>
          </chart:series>
          <chart:series chart:style-name="ch11" chart:values-cell-range-address="Sheet1.C15:Sheet1.C18" chart:label-cell-address="Sheet1.C14:Sheet1.C14" chart:class="chart:bar">
            <chart:data-point chart:repeated="4"/>
          </chart:series>
          <chart:series chart:style-name="ch12" chart:values-cell-range-address="Sheet1.D15:Sheet1.D18" chart:label-cell-address="Sheet1.D14:Sheet1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B14:Sheet1.B14</svg:desc>
                </draw:g>
              </table:table-cell>
              <table:table-cell office:value-type="string">
                <text:p>User</text:p>
                <draw:g>
                  <svg:desc>Sheet1.C14:Sheet1.C14</svg:desc>
                </draw:g>
              </table:table-cell>
              <table:table-cell office:value-type="string">
                <text:p>Sys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0552">
                <text:p>11.0552</text:p>
                <draw:g>
                  <svg:desc>Sheet1.B15:Sheet1.B18</svg:desc>
                </draw:g>
              </table:table-cell>
              <table:table-cell office:value-type="float" office:value="5.00987">
                <text:p>5.00987</text:p>
                <draw:g>
                  <svg:desc>Sheet1.C15:Sheet1.C18</svg:desc>
                </draw:g>
              </table:table-cell>
              <table:table-cell office:value-type="float" office:value="6.02579">
                <text:p>6.02579</text:p>
                <draw:g>
                  <svg:desc>Sheet1.D15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2">
                <text:p>0.542</text:p>
              </table:table-cell>
              <table:table-cell office:value-type="float" office:value="0.4119304">
                <text:p>0.4119304</text:p>
              </table:table-cell>
              <table:table-cell office:value-type="float" office:value="0.13024">
                <text:p>0.13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0448">
                <text:p>11.0448</text:p>
              </table:table-cell>
              <table:table-cell office:value-type="float" office:value="5.00285">
                <text:p>5.00285</text:p>
              </table:table-cell>
              <table:table-cell office:value-type="float" office:value="6.04922">
                <text:p>6.04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936">
                <text:p>8.2936</text:p>
              </table:table-cell>
              <table:table-cell office:value-type="float" office:value="4.08076">
                <text:p>4.08076</text:p>
              </table:table-cell>
              <table:table-cell office:value-type="float" office:value="4.21859">
                <text:p>4.218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